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1" svg:font-family="'Times New Roman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289a65"/>
    </style:style>
    <style:style style:name="P3" style:family="paragraph" style:parent-style-name="Text_20_body" style:list-style-name="L1">
      <style:text-properties officeooo:paragraph-rsid="002a6b7c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>
      <style:text-properties officeooo:rsid="002c5fa4" officeooo:paragraph-rsid="002c5fa4"/>
    </style:style>
    <style:style style:name="P16" style:family="paragraph" style:parent-style-name="Text_20_body">
      <style:text-properties officeooo:paragraph-rsid="002c5fa4"/>
    </style:style>
    <style:style style:name="P17" style:family="paragraph" style:parent-style-name="Text_20_body">
      <style:text-properties officeooo:rsid="002fad3c" officeooo:paragraph-rsid="002fad3c"/>
    </style:style>
    <style:style style:name="P18" style:family="paragraph" style:parent-style-name="Text_20_body">
      <style:text-properties officeooo:paragraph-rsid="002fad3c"/>
    </style:style>
    <style:style style:name="P19" style:family="paragraph" style:parent-style-name="Heading_20_2">
      <style:text-properties officeooo:paragraph-rsid="002fad3c"/>
    </style:style>
    <style:style style:name="T1" style:family="text">
      <style:text-properties officeooo:rsid="0016e2da"/>
    </style:style>
    <style:style style:name="T2" style:family="text">
      <style:text-properties fo:font-style="italic" officeooo:rsid="0016e2da" style:font-style-asian="italic" style:font-style-complex="italic"/>
    </style:style>
    <style:style style:name="T3" style:family="text">
      <style:text-properties fo:font-style="italic" officeooo:rsid="00182640" style:font-style-asian="italic" style:font-style-complex="italic"/>
    </style:style>
    <style:style style:name="T4" style:family="text">
      <style:text-properties fo:font-style="italic" fo:font-weight="bold" officeooo:rsid="0018264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53a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56713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1b1c4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050fe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e2da" style:font-style-asian="normal" style:font-style-complex="normal"/>
    </style:style>
    <style:style style:name="T11" style:family="text">
      <style:text-properties fo:font-style="normal" officeooo:rsid="00182640" style:font-style-asian="normal" style:font-style-complex="normal"/>
    </style:style>
    <style:style style:name="T12" style:family="text">
      <style:text-properties fo:font-style="normal" officeooo:rsid="002d85d1" style:font-style-asian="normal" style:font-style-complex="normal"/>
    </style:style>
    <style:style style:name="T13" style:family="text">
      <style:text-properties fo:font-style="normal" officeooo:rsid="0030e5aa" style:font-style-asian="normal" style:font-style-complex="normal"/>
    </style:style>
    <style:style style:name="T14" style:family="text">
      <style:text-properties fo:font-style="normal" officeooo:rsid="0032d1aa" style:font-style-asian="normal" style:font-style-complex="normal"/>
    </style:style>
    <style:style style:name="T15" style:family="text">
      <style:text-properties fo:font-style="normal" fo:font-weight="normal" officeooo:rsid="0018390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e37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68c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eebc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16b9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ff3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229917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5ff36" style:font-style-asian="normal" style:font-weight-asian="bold" style:font-style-complex="normal" style:font-weight-complex="bold"/>
    </style:style>
    <style:style style:name="T25" style:family="text">
      <style:text-properties fo:language="pt" fo:country="BR" fo:font-style="italic" fo:font-weight="bold" officeooo:rsid="0016e2da" style:font-style-asian="italic" style:font-weight-asian="bold" style:font-style-complex="italic" style:font-weight-complex="bold"/>
    </style:style>
    <style:style style:name="T26" style:family="text">
      <style:text-properties fo:language="pt" fo:country="BR" fo:font-style="italic" fo:font-weight="bold" officeooo:rsid="0017c4f5" style:font-style-asian="italic" style:font-weight-asian="bold" style:font-style-complex="italic" style:font-weight-complex="bold"/>
    </style:style>
    <style:style style:name="T27" style:family="text">
      <style:text-properties fo:language="pt" fo:country="BR" officeooo:rsid="0017c4f5"/>
    </style:style>
    <style:style style:name="T28" style:family="text">
      <style:text-properties officeooo:rsid="00182640"/>
    </style:style>
    <style:style style:name="T29" style:family="text">
      <style:text-properties fo:font-size="12pt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normal" fo:font-weight="normal" officeooo:rsid="001b1c4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language="pt" fo:country="BR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pt" fo:country="BR" fo:font-style="italic" fo:font-weight="normal" officeooo:rsid="0016e2da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pt" fo:country="BR" fo:font-style="italic" fo:font-weight="normal" officeooo:rsid="0017c4f5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officeooo:rsid="00289a65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1155cc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8" style:family="text">
      <style:text-properties officeooo:rsid="002a6b7c"/>
    </style:style>
    <style:style style:name="T39" style:family="text">
      <style:text-properties officeooo:rsid="002c5fa4"/>
    </style:style>
    <style:style style:name="T40" style:family="text">
      <style:text-properties officeooo:rsid="002d85d1"/>
    </style:style>
    <style:style style:name="T41" style:family="text">
      <style:text-properties officeooo:rsid="002fad3c"/>
    </style:style>
    <style:style style:name="T42" style:family="text">
      <style:text-properties officeooo:rsid="002fde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2" text:outline-level="2"><text:bookmark text:name="docs-internal-guid-ca139c0a-8958-c1c0-66ac-292cbba2d3c0"/>Preparando o ambiente</text:h>
      <text:p text:style-name="P17">A distribuição utilizada na compilação do kernel foi Debian 8.8 (jessie), o mesmo no qual foram executados os testes de desempenho das aplicações de tempo real.</text:p>
      <text:p text:style-name="Text_20_body">Inicialmente devem ser instaladas as ferramentas e bibliotecas que serão utilizadas no processo:</text:p>
      <text:p text:style-name="Text_20_body"/>
      <text:list xml:id="list1714965453526753658" text:style-name="L1">
        <text:list-item>
          <text:p text:style-name="P1">fakeroot: executa um comando em um espaço de usuário com privilégios de administrador (root) para possibilitar a manipulação de arquivos.</text:p>
        </text:list-item>
        <text:list-item>
          <text:p text:style-name="P1"><text:span text:style-name="T34">b</text:span>uild-essential: conjunto de ferramentas e bibliotecas usadas na construção do kernel Linux, como o compilador gcc, libc6-dev, gnu make etc, em distribuições Debian e Ubuntu.</text:p>
        </text:list-item>
        <text:list-item>
          <text:p text:style-name="P2">ncurses-dev: bibliotecas utilizadas pelo <text:span text:style-name="T38">utilitário de configuração do kernel, menuconfig.</text:span></text:p>
        </text:list-item>
        <text:list-item>
          <text:p text:style-name="P3">kernel-package: <text:span text:style-name="T38">p</text:span><text:span text:style-name="T20">rove a</text:span><text:span text:style-name="T22">s</text:span><text:span text:style-name="T20"> </text:span><text:span text:style-name="T22">ferramentas</text:span><text:span text:style-name="T20"> </text:span><text:span text:style-name="T22">para criação de</text:span><text:span text:style-name="T20"> pacotes debian contendo uma imagem de kernel ou seus cabeçalhos. </text:span><text:span text:style-name="T22">Estes pacotes são utilizados para instalação de um novo kernel em um sistema Debian e seus derivados.</text:span></text:p>
        </text:list-item>
        <text:list-item>
          <text:p text:style-name="P1">xdz-utils: utilitários para a manipulação de arquivos comprimidos utilizando o algoritmo xz.</text:p>
        </text:list-item>
        <text:list-item>
          <text:p text:style-name="P1">libssl-dev: biblioteca para utilização de recursos SSL e OpenSSL.</text:p>
        </text:list-item>
        <text:list-item>
          <text:p text:style-name="P1">bc: linguagem algébrica de precisão arbitrária criada pelo projeto GNU.</text:p>
          <text:p text:style-name="P1"/>
        </text:list-item>
      </text:list>
      <text:p text:style-name="Text_20_body">Estes pacotes podem ser instalados por meio do comando:</text:p>
      <text:p text:style-name="Text_20_body"/>
      <text:list xml:id="list3268954274060203953" text:style-name="L2">
        <text:list-item>
          <text:p text:style-name="P4">sudo apt-get install fakeroot build-essential ncurses-dev kernel-package xz-utils libssl-dev bc</text:p>
        </text:list-item>
      </text:list>
      <text:p text:style-name="Text_20_body"/>
      <text:h text:style-name="Heading_20_2" text:outline-level="2">Obtendo os fontes e aplicando o patch</text:h>
      <text:p text:style-name="Text_20_body">Uma versão do kernel deve ser escolhida de acordo com a versão do patch que será aplicado</text:p>
      <text:p text:style-name="Text_20_body">Os fontes podem ser obtidos por meio dos comandos:</text:p>
      <text:p text:style-name="Text_20_body"/>
      <text:list xml:id="list6972483454930089974" text:style-name="L3">
        <text:list-item>
          <text:p text:style-name="P5"><text:span text:style-name="T35">wget </text:span><text:a xlink:type="simple" xlink:href="https://www.kernel.org/pub/linux/kernel/v4.x/linux-4.4.17.tar.xz" text:style-name="Internet_20_link" text:visited-style-name="Visited_20_Internet_20_Link"><text:span text:style-name="T37">https://www.kernel.org/pub/linux/kernel/v4.x/linux-4.4.17.tar.xz</text:span></text:a></text:p>
        </text:list-item>
        <text:list-item>
          <text:p text:style-name="P5"><text:span text:style-name="T35">wget https://www.kernel.org/pub/linux/kernel/projects/rt/4.4/older/</text:span><text:a xlink:type="simple" xlink:href="https://www.kernel.org/pub/linux/kernel/projects/rt/4.4/patch-4.4.17-rt25.patch.xz" text:style-name="Internet_20_link" text:visited-style-name="Visited_20_Internet_20_Link"><text:span text:style-name="T37">patch-4.4.17-rt25.patch.xz</text:span></text:a></text:p>
        </text:list-item>
      </text:list>
      <text:p text:style-name="Text_20_body"/>
      <text:p text:style-name="Text_20_body">Após o download dos fontes, os arquivos devem ser descompactados. Para descompactar o kernel usando o comando:</text:p>
      <text:p text:style-name="Text_20_body"/>
      <text:list xml:id="list6577817911294519337" text:style-name="L4">
        <text:list-item>
          <text:p text:style-name="P6">xz -cd linux-4.4.17.tar.xz | tar xvf -</text:p>
        </text:list-item>
      </text:list>
      <text:p text:style-name="Text_20_body"/>
      <text:p text:style-name="Text_20_body">Uma pasta chamada linux-4.4-17 será criada. Dentro desta pasta o arquivo do patch deverá ser descompactado e aplicado ao kernel:</text:p>
      <text:p text:style-name="Text_20_body"><text:soft-page-break/></text:p>
      <text:list xml:id="list4097150525012318163" text:style-name="L5">
        <text:list-item>
          <text:p text:style-name="P7">cd linux-4.4.17</text:p>
        </text:list-item>
        <text:list-item>
          <text:p text:style-name="P7">xzcat ../patch-4.4.17-rt25.patch.xz | patch -p1</text:p>
        </text:list-item>
      </text:list>
      <text:p text:style-name="Text_20_body"/>
      <text:h text:style-name="Heading_20_2" text:outline-level="2">Co<text:span text:style-name="T41">nfigurando o kernel</text:span></text:h>
      <text:p text:style-name="Text_20_body"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7356965828151100172" text:style-name="L6">
        <text:list-item>
          <text:p text:style-name="P8">cp /boot/config-$(uname -r) .config_<text:span text:style-name="T41">STD</text:span></text:p>
        </text:list-item>
      </text:list>
      <text:p text:style-name="Text_20_body"/>
      <text:p text:style-name="P18"><text:span text:style-name="T41">Esta versão foi mantida como referência para comparações com um sistema padrão.</text:span></text:p>
      <text:p text:style-name="Text_20_body">Para configurar o kernel será utilizado o utilitário menuconfig:</text:p>
      <text:p text:style-name="Text_20_body"/>
      <text:list xml:id="list3052140768688733585" text:style-name="L7">
        <text:list-item>
          <text:p text:style-name="P9">make menuconfig</text:p>
        </text:list-item>
      </text:list>
      <text:p text:style-name="Text_20_body"/>
      <text:p text:style-name="P16"><text:span text:style-name="T39">Neste ponto foram geradas algumas versões diferentes do arquivo .config . Isto foi feito para identificar quais recursos do kernel realmente interferem no desempenho de aplicações de tempo real. As versões foram:</text:span></text:p>
      <text:list xml:id="list6834139311280874665" text:style-name="L14">
        <text:list-item>
          <text:p text:style-name="P15">.config_<text:span text:style-name="T40">V1</text:span>:</text:p>
          <text:list>
            <text:list-item>
              <text:p text:style-name="P15">Definição do sistema como de 32bits.</text:p>
            </text:list-item>
            <text:list-item>
              <text:p text:style-name="P15">Otimização para arquitetura 486.</text:p>
            </text:list-item>
            <text:list-item>
              <text:p text:style-name="P15">Habilitação da opção <text:span text:style-name="T9">Fully Preemptible Kernel (RT).</text:span></text:p>
            </text:list-item>
            <text:list-item>
              <text:p text:style-name="P15"><text:span text:style-name="T9">Desabilitar a opção Debug Preemptible Kernel.</text:span></text:p>
            </text:list-item>
            <text:list-item>
              <text:p text:style-name="P15"><text:span text:style-name="T9">Definição da frequência do relógio em 1000Hz.</text:span></text:p>
            </text:list-item>
          </text:list>
        </text:list-item>
        <text:list-item>
          <text:p text:style-name="P15"><text:span text:style-name="T9">.config_</text:span><text:span text:style-name="T12">V2</text:span><text:span text:style-name="T9">:</text:span></text:p>
          <text:list>
            <text:list-item>
              <text:p text:style-name="P15"><text:span text:style-name="T9">Desabilitar a opção SMP.</text:span></text:p>
            </text:list-item>
            <text:list-item>
              <text:p text:style-name="P15"><text:span text:style-name="T9">Desabilitar as opções ACPI. </text:span><text:span text:style-name="T14">(Hibernation, ACPI, APM, Power Management Debug Suporte).</text:span></text:p>
            </text:list-item>
          </text:list>
        </text:list-item>
        <text:list-item>
          <text:p text:style-name="P15"><text:span text:style-name="T9">.config_</text:span><text:span text:style-name="T12">V3</text:span><text:span text:style-name="T9">:</text:span></text:p>
          <text:list>
            <text:list-item>
              <text:p text:style-name="P15"><text:span text:style-name="T9">Desabilitar a opção CPU Frequency Scaling.</text:span></text:p>
            </text:list-item>
            <text:list-item>
              <text:p text:style-name="P15"><text:span text:style-name="T9">Desabilitar a opção IDLE.</text:span></text:p>
              <text:p text:style-name="P15"><text:span text:style-name="T13"/></text:p>
            </text:list-item>
          </text:list>
        </text:list-item>
      </text:list>
      <text:h text:style-name="P19" text:outline-level="2">Compilando o kernel e gerando os pacotes de instalação</text:h>
      <text:p text:style-name="Text_20_body">Tendo <text:span text:style-name="T42">salvo </text:span>o <text:span text:style-name="T42">arquivo </text:span>.config, o kernel pode ser compilado e os pacotes .deb gerados:</text:p>
      <text:p text:style-name="Text_20_body"/>
      <text:list xml:id="list6600019029411339433" text:style-name="L9">
        <text:list-item>
          <text:p text:style-name="P10"><text:soft-page-break/>sudo fakeroot make-kpkg --initrd --revision=1.0.NAS kernel_image kernel_headers</text:p>
        </text:list-item>
      </text:list>
      <text:p text:style-name="Text_20_body"/>
      <text:p text:style-name="Text_20_body">Ao fim do processo de compilação dois arquivos .deb são gerados na pasta um nível acima da pasta onde se encontram os fontes do kernel:</text:p>
      <text:p text:style-name="Text_20_body"/>
      <text:list xml:id="list7635795299792924821" text:style-name="L10">
        <text:list-item>
          <text:p text:style-name="P11">linux-headers-4.4.17-rt25_1.0.NAS_i386.deb</text:p>
        </text:list-item>
        <text:list-item>
          <text:p text:style-name="P11">linux-image-4.4.17-rt25_1.0.NAS_i386.deb</text:p>
        </text:list-item>
      </text:list>
      <text:p text:style-name="Text_20_body"/>
      <text:p text:style-name="Text_20_body">Instalando o novo kernel</text:p>
      <text:p text:style-name="Text_20_body">Para instalar o novo kernel basta executar o<text:span text:style-name="T34">s </text:span>comandos:</text:p>
      <text:p text:style-name="Text_20_body"/>
      <text:list xml:id="list1460447396089993651" text:style-name="L11">
        <text:list-item>
          <text:p text:style-name="P12">sudo dpkg -i linux-headers-4.4.17-rt25_1.0.NAS_amd64.deb</text:p>
        </text:list-item>
        <text:list-item>
          <text:p text:style-name="P12">sudo dpkg -i linux-image-4.4.17-rt25_1.0.NAS_amd64.deb</text:p>
        </text:list-item>
      </text:list>
      <text:p text:style-name="Text_20_body"/>
      <text:p text:style-name="Text_20_body">Verificando a instalação</text:p>
      <text:p text:style-name="Text_20_body"/>
      <text:p text:style-name="Text_20_body">Para verificar se o kernel atual é o kernel que foi compilado e instalado:</text:p>
      <text:list xml:id="list1096499078308288656" text:style-name="L12">
        <text:list-item>
          <text:p text:style-name="P13">uname -a</text:p>
        </text:list-item>
      </text:list>
      <text:p text:style-name="Text_20_body"><text:span text:style-name="T35">o comando uname serve para exibir informação sobre o sistema, a opção </text:span><text:span text:style-name="T36">a </text:span><text:span text:style-name="T35">serve para exibir todas as informações do sistema.</text:span></text:p>
      <text:p text:style-name="Text_20_body"/>
      <text:p text:style-name="Text_20_body">Para compilar um programa c como uma aplicação rt:</text:p>
      <text:list xml:id="list7787002662920786449" text:style-name="L13">
        <text:list-item>
          <text:p text:style-name="P14">gcc -o teste_rt teste_rt.c -lrt</text:p>
        </text:list-item>
      </text:list>
      <text:p text:style-name="Text_20_body"/>
      <text:p text:style-name="Text_20_body"/>
      <text:p text:style-name="Text_20_body">################################################################################</text:p>
      <text:p text:style-name="Text_20_body"/>
      <text:p text:style-name="Text_20_body">Da configuração e compilação do kernel</text:p>
      <text:p text:style-name="Text_20_body"/>
      <text:p text:style-name="Text_20_body"><text:span text:style-name="T1"><text:tab/>Para este trabalho foi selecionada uma versão </text:span><text:span text:style-name="T2">vanilla</text:span><text:span text:style-name="T10"> (4.4.17) e o </text:span><text:span text:style-name="T2">patch</text:span><text:span text:style-name="T10"> rt-linux correspondente, </text:span><text:span text:style-name="T11">ambos serão instalados e executados em uma distribuição Debian 8.8 (</text:span><text:span text:style-name="T3">jessie)</text:span><text:span text:style-name="T10">.</text:span></text:p>
      <text:p text:style-name="Text_20_body"><text:tab/>Antes de executar a compilação do kernel é necessário que estejam instalados no sistema os programas e bibliotecas utilizados durante o processo, para isso foi utilizado o gerenciador de pacotes apt-get. Antes de instalar os pacotes atualizamos a lista de pacotes dos repositórios:</text:p>
      <text:p text:style-name="Text_20_body"/>
      <text:p text:style-name="Text_20_body"><text:span text:style-name="T28"><text:tab/></text:span><text:span text:style-name="T7">#</text:span><text:span text:style-name="T8">apt-get update</text:span></text:p>
      <text:p text:style-name="Text_20_body"><text:span text:style-name="T28"><text:tab/></text:span><text:span text:style-name="T29">#</text:span><text:span text:style-name="T30">apt-get install fakeroot build-essential ncurses-dev xz-utils libssl-dev bc kernel-package</text:span></text:p>
      <text:p text:style-name="Text_20_body"/>
      <text:p text:style-name="Text_20_body"><text:soft-page-break/><text:span text:style-name="T28"><text:tab/></text:span><text:span text:style-name="T4">fakeroot: </text:span><text:span text:style-name="T15">Ferramenta utilizada para simular os privilégios de super usuário </text:span><text:span text:style-name="T16">durante a manipulação de arquivos</text:span><text:span text:style-name="T15">. </text:span><text:span text:style-name="T16">Este programa será utilizado para gerar os pacotes de instalação do novo kernel.</text:span></text:p>
      <text:p text:style-name="Text_20_body"/>
      <text:p text:style-name="Text_20_body"><text:span text:style-name="T4"><text:tab/></text:span><text:span text:style-name="T5">b</text:span><text:span text:style-name="T4">uild-essential: </text:span><text:span text:style-name="T16">Lista contendo os pacotes que são essenciais para a geração de pacotes Debian (.deb). </text:span><text:span text:style-name="T17">Por também depender dos pacotes da própria lista, este pacote força a instalação d</text:span><text:span text:style-name="T18">o</text:span><text:span text:style-name="T17">s mesm</text:span><text:span text:style-name="T18">o</text:span><text:span text:style-name="T17">s. </text:span><text:span text:style-name="T21">Este pacote é uma das dependências do pacote </text:span><text:span text:style-name="T24">kernel-package</text:span><text:span text:style-name="T21">.</text:span></text:p>
      <text:p text:style-name="Text_20_body"/>
      <text:p text:style-name="Text_20_body"><text:span text:style-name="T4"><text:tab/></text:span><text:span text:style-name="T5">l</text:span><text:span text:style-name="T4">ibssl-dev: </text:span><text:span text:style-name="T17">Bibliotecas de desenvolvimento, arquivos de cabeçalho e páginas de manual para libssl e libcrypto. (Não sei para que serve!!!).</text:span></text:p>
      <text:p text:style-name="Text_20_body"/>
      <text:p text:style-name="Text_20_body"><text:span text:style-name="T4"><text:tab/></text:span><text:span text:style-name="T6">n</text:span><text:span text:style-name="T4">curses-dev: </text:span><text:span text:style-name="T21">Conjunto de ferramentas e APIs para o desenvolvimento de interfaces baseadas em modo texto.</text:span></text:p>
      <text:p text:style-name="Text_20_body"/>
      <text:p text:style-name="Text_20_body"><text:span text:style-name="T4"><text:tab/>xz-utils: </text:span><text:span text:style-name="T19">Conjunto de ferramentas de linha de comando que manipulam arquivos comprimidos pelo algoritmo xz. </text:span><text:span text:style-name="T21">Estas ferramentas além de serem dependências de </text:span><text:span text:style-name="T24">kernel-package</text:span><text:span text:style-name="T21">, serão utilizadas para decompactar e ler os arquivos fontes do kernel e do patch.</text:span></text:p>
      <text:p text:style-name="Text_20_body"/>
      <text:p text:style-name="Text_20_body"><text:span text:style-name="T4"><text:tab/>bc: </text:span><text:span text:style-name="T20">GNU bc é uma l</text:span><text:span text:style-name="T19">inguagem algébrica que segue o padrão POSIX 1003.2. </text:span><text:span text:style-name="T20">Este pacote é uma das dependências do pacote </text:span><text:span text:style-name="T23">kernel-package</text:span><text:span text:style-name="T20">.</text:span></text:p>
      <text:p text:style-name="Text_20_body"/>
      <text:p text:style-name="Text_20_body"><text:span text:style-name="T4"><text:tab/>kernel-package: </text:span><text:span text:style-name="T20">Prove a capacidade de criar pacotes debian contendo uma imagem de kernel ou seus cabeçalhos. </text:span></text:p>
      <text:p text:style-name="Text_20_body"/>
      <text:p text:style-name="Text_20_body"><text:tab/>Para transferir uma cópia dos fontes foram usados os comandos:</text:p>
      <text:p text:style-name="Text_20_body"/>
      <text:p text:style-name="Text_20_body"><text:span text:style-name="T25"><text:tab/></text:span><text:span text:style-name="T31">#</text:span><text:span text:style-name="T32">wget https://cdn.kernel.org/pub/linux/kernel/v4.x/linux-4.4.17.tar.xz</text:span></text:p>
      <text:p text:style-name="Text_20_body"><text:tab/></text:p>
      <text:p text:style-name="Text_20_body"><text:span text:style-name="T32"><text:tab/></text:span><text:span text:style-name="T31">#</text:span><text:span text:style-name="T32">wget https://cdn.kernel.org/pub/linux/kernel/</text:span><text:span text:style-name="T33">projects/rt/4.4/older/patch-4.4.17-rt25.patch.xz</text:span></text:p>
      <text:p text:style-name="Text_20_body"/>
      <text:p text:style-name="Text_20_body"><text:tab/>Para descompactar os arquivos fontes do kernel:</text:p>
      <text:p text:style-name="Text_20_body"/>
      <text:p text:style-name="Text_20_body"><text:span text:style-name="T27"><text:tab/></text:span><text:span text:style-name="T26">unxz linux-4.4.17.tar.xz</text:span></text:p>
      <text:p text:style-name="Text_20_body"><text:tab/>tar xvf linux-4.4.17.tar</text:p>
      <text:p text:style-name="Text_20_body"/>
      <text:p text:style-name="Text_20_body"><text:tab/>Para aplicação do patch, dentro do diretório linux-4.4.17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1" svg:font-family="'Times New Roman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50S</meta:editing-duration>
    <meta:editing-cycles>24</meta:editing-cycles>
    <meta:generator>LibreOffice/5.1.1.3$Windows_X86_64 LibreOffice_project/89f508ef3ecebd2cfb8e1def0f0ba9a803b88a6d</meta:generator>
    <dc:date>2017-06-08T18:24:14.008000000</dc:date>
    <meta:document-statistic meta:table-count="0" meta:image-count="0" meta:object-count="0" meta:page-count="4" meta:paragraph-count="80" meta:word-count="895" meta:character-count="6268" meta:non-whitespace-character-count="5468"/>
    <meta:user-defined meta:name="Info 1"/>
    <meta:user-defined meta:name="Info 2"/>
    <meta:user-defined meta:name="Info 3"/>
    <meta:user-defined meta:name="Info 4"/>
  </office:meta>
</office:document-meta>
</file>